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111in" style:rel-column-width="5004*"/>
    </style:style>
    <style:style style:name="Table1.B" style:family="table-column">
      <style:table-column-properties style:column-width="6.1819in" style:rel-column-width="60531*"/>
    </style:style>
    <style:style style:name="Table1.A1" style:family="table-cell">
      <style:table-cell-properties fo:padding="0.0382in" fo:border="none"/>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margin-left="0.5in" fo:margin-right="0in" fo:text-indent="0in" style:auto-text-indent="false"/>
      <style:text-properties style:font-name="Courier New" fo:font-style="normal" style:font-style-asian="normal" style:font-style-complex="normal"/>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fo:font-style="normal" style:font-style-asian="normal" style:font-style-complex="normal"/>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fo:font-style="normal" style:font-style-asian="normal" style:font-style-complex="normal"/>
    </style:style>
    <style:style style:name="P9" style:family="paragraph" style:parent-style-name="Text_20_body">
      <style:text-properties officeooo:paragraph-rsid="000485f4"/>
    </style:style>
    <style:style style:name="P10" style:family="paragraph" style:parent-style-name="Text_20_body" style:list-style-name="L5">
      <style:text-properties officeooo:paragraph-rsid="000485f4"/>
    </style:style>
    <style:style style:name="P11" style:family="paragraph" style:parent-style-name="Text_20_body" style:list-style-name="L6">
      <style:text-properties officeooo:rsid="000485f4" officeooo:paragraph-rsid="000485f4"/>
    </style:style>
    <style:style style:name="P12" style:family="paragraph" style:parent-style-name="Text_20_body">
      <style:paragraph-properties fo:margin-left="0.5in" fo:margin-right="0in" fo:text-indent="0in" style:auto-text-indent="false"/>
    </style:style>
    <style:style style:name="P13" style:family="paragraph" style:parent-style-name="Text_20_body">
      <style:paragraph-properties fo:margin-left="0.5in" fo:margin-right="0in" fo:text-indent="0in" style:auto-text-indent="false"/>
      <style:text-properties style:font-name="Courier New"/>
    </style:style>
    <style:style style:name="P14" style:family="paragraph" style:parent-style-name="Text_20_body">
      <style:paragraph-properties fo:margin-left="0.5in" fo:margin-right="0in" fo:text-indent="0in" style:auto-text-indent="false"/>
      <style:text-properties style:font-name="Courier New" officeooo:rsid="000485f4" officeooo:paragraph-rsid="000485f4"/>
    </style:style>
    <style:style style:name="P15" style:family="paragraph" style:parent-style-name="Table_20_Contents" style:list-style-name="L4"/>
    <style:style style:name="P16"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officeooo:rsid="000485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Firebird with IBX Under Windows</text:h>
      <text:p text:style-name="Text_20_body">Firebird is normally distributed as a single exe <text:span text:style-name="T3">installation</text:span> package which may be downloaded from <text:a xlink:type="simple" xlink:href="http://www.firebirdsql.org/">http://www.firebirdsql.org</text:a>. Currently, 2.5 is the most recent release. You should download the most recent 2.x installation package for 32-bit or 64-bit Windows as appropriate, and install it.</text:p>
      <text:p text:style-name="Text_20_body">When run from the IDE, IBX for Lazarus should then automatically find and use the Firebird client DLL.</text:p>
      <text:p text:style-name="P9">In order to use the example application, you need to ensure that the Firebird Aliases file contains a link to the example employee data. </text:p>
      <text:list xml:id="list7686084076907169326" text:style-name="L5">
        <text:list-item>
          <text:p text:style-name="P10">For example, for Firebird 2.1, the pathname to the aliases file is</text:p>
        </text:list-item>
      </text:list>
      <text:p text:style-name="P13">C:\Program Files\firebird\Firebird_2_1\aliases.conf</text:p>
      <text:p text:style-name="P12">and it must contain the entry:</text:p>
      <text:p text:style-name="P13">employee = C:\Program Files\firebird\Firebird_2_1\examples\empbuild\employee.fdb</text:p>
      <text:list xml:id="list5329545794546147732" text:style-name="L6">
        <text:list-item>
          <text:p text:style-name="P11">For Firebird 2.5, the entry should be:</text:p>
        </text:list-item>
      </text:list>
      <text:p text:style-name="P14">employee = <text:s/>C:\Program Files\firebird\Firebird_2_5\examples\empbuild\employee.fdb</text:p>
      <text:h text:style-name="Heading_20_2" text:outline-level="2">Distributing the Firebird Client DLL with your Applications</text:h>
      <text:p text:style-name="Text_20_body">When distributing an application that includes IBX for Lazarus, you must also include the Firebird Client Library or embedded Server (See Below). In the former case, a Firebird Server must also be available to host the database. However, this can and probably will be installed separately on the same or a remote server.</text:p>
      <text:p text:style-name="Text_20_body">The simplest strategy is to install, in the same folder as your application is installed, the following Firebird files:</text:p>
      <text:list xml:id="list8420549226168211712" text:style-name="L1">
        <text:list-item>
          <text:p text:style-name="P5">fbclient.dll</text:p>
        </text:list-item>
        <text:list-item>
          <text:p text:style-name="P5">firebird.msg</text:p>
        </text:list-item>
        <text:list-item>
          <text:p text:style-name="P5">firebird.conf</text:p>
        </text:list-item>
      </text:list>
      <text:p text:style-name="Standard">These are typically found in the “C:\Program Files\Firebird_2_x” folder and its “bin” subfolder (when installing from the standard Firebird distribution). Note: the three files must be in the same folder as the application executable if IBX is to find them.</text:p>
      <text:h text:style-name="Heading_20_2" text:outline-level="2">Personal Database Applications</text:h>
      <text:p text:style-name="Text_20_body">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Text_20_body">This may be downloaded from <text:a xlink:type="simple" xlink:href="http://www.firebirdsql.org/">http://www.firebirdsql.org</text:a> as a single zip archive. The contents of this archive should be installed in the same folder as your application executable. IBX for Lazarus will then automatically find and load the embedded Firebird Server.</text:p>
      <text:p text:style-name="Text_20_body">When using the Embedded Server, the IBDatabase object properties should be set as follows:</text:p>
      <text:list xml:id="list7017325852100120302" text:style-name="L2">
        <text:list-item>
          <text:p text:style-name="P6">Database Name: Full pathname for the database file.</text:p>
        </text:list-item>
        <text:list-item>
          <text:p text:style-name="P6">“user_name” parameter: SYSDBA</text:p>
        </text:list-item>
        <text:list-item>
          <text:p text:style-name="P6"><text:soft-page-break/>“password” parameter: masterkey</text:p>
        </text:list-item>
        <text:list-item>
          <text:p text:style-name="P6">Logon Promt: false</text:p>
        </text:list-item>
      </text:list>
      <text:p text:style-name="Text_20_body">If a Service API component is being used (these are on the Firebird Admin tab) then the properties of this component should be set as follows:</text:p>
      <text:list xml:id="list7300090809977215417" text:style-name="L3">
        <text:list-item>
          <text:p text:style-name="P7">Server Name: empty</text:p>
        </text:list-item>
        <text:list-item>
          <text:p text:style-name="P7">Protocol: Local</text:p>
        </text:list-item>
        <text:list-item>
          <text:p text:style-name="P7">“user_name” parameter: SYSDBA</text:p>
        </text:list-item>
        <text:list-item>
          <text:p text:style-name="P7">“password” parameter: masterkey</text:p>
        </text:list-item>
        <text:list-item>
          <text:p text:style-name="P7">Logon Prompt: false</text:p>
        </text:list-item>
      </text:list>
      <text:h text:style-name="Heading_20_2" text:outline-level="2">How IBX Finds the Firebird DLL</text:h>
      <text:p text:style-name="P1">If the above instructions are followed then you should have no problem accessing Firebird from your Lazarus application. However, for debugging purposes and more advanced applications, it is useful to know how IBX for Lazarus finds the Firebird Client Library. IBX for Lazarus uses the following algorithm to locate the Firebird DLL:</text:p>
      <table:table table:name="Table1" table:style-name="Table1">
        <table:table-column table:style-name="Table1.A"/>
        <table:table-column table:style-name="Table1.B"/>
        <table:table-row>
          <table:table-cell table:style-name="Table1.A1" office:value-type="string">
            <text:list xml:id="list878979612517184856" text:style-name="L4">
              <text:list-item>
                <text:p text:style-name="P15"/>
              </text:list-item>
            </text:list>
          </table:table-cell>
          <table:table-cell table:style-name="Table1.A1" office:value-type="string">
            <text:p text:style-name="Text_20_body"><text:span text:style-name="T1">When the Firebird Library is to be loaded, IBX first looks in the same folder as the application executable is located. It checks to see if </text:span><text:span text:style-name="T2">fbembedded.dll</text:span><text:span text:style-name="T1"> (the embedded server DLL) is present here. If it is then this is loaded. If not then it checks to see if </text:span><text:span text:style-name="T2">fbclient.dll</text:span><text:span text:style-name="T1"> is present. If so, then it is loaded.</text:span></text:p>
            <text:p text:style-name="P3"><text:span text:style-name="T1">In the latter case, IBX also sets the FIREBIRD environment variable to the path to this folder, prior to loading the library. This has the effect of forcing the Firebird Client to look for the </text:span><text:span text:style-name="T2">firebird.conf</text:span><text:span text:style-name="T1"> and </text:span><text:span text:style-name="T2">firebird.msg</text:span><text:span text:style-name="T1">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1.A1" office:value-type="string">
            <text:list xml:id="list125046958025222" text:continue-numbering="true" text:style-name="L4">
              <text:list-item>
                <text:p text:style-name="P15"/>
              </text:list-item>
            </text:list>
          </table:table-cell>
          <table:table-cell table:style-name="Table1.A1" office:value-type="string">
            <text:p text:style-name="P1">If neither is present, then IBX 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P4">Note that in this case, the FIREBIRD environment variable is not set as the Firebird Client Library will also use the same registry entries to locate its support files.</text:p>
          </table:table-cell>
        </table:table-row>
        <table:table-row>
          <table:table-cell table:style-name="Table1.A1" office:value-type="string">
            <text:list xml:id="list125047286351517" text:continue-numbering="true" text:style-name="L4">
              <text:list-item>
                <text:p text:style-name="P15"/>
              </text:list-item>
            </text:list>
          </table:table-cell>
          <table:table-cell table:style-name="Table1.A1" office:value-type="string">
            <text:p text:style-name="P1">If the registry cannot be used to locate the Firebird Client lbrary, then IBX uses the Windows Path to search for and load <text:span text:style-name="T2">fbclient.dll</text:span>.</text:p>
          </table:table-cell>
        </table:table-row>
        <table:table-row>
          <table:table-cell table:style-name="Table1.A1" office:value-type="string">
            <text:list xml:id="list125046551859382" text:continue-numbering="true" text:style-name="L4">
              <text:list-item>
                <text:p text:style-name="P15"/>
              </text:list-item>
            </text:list>
          </table:table-cell>
          <table:table-cell table:style-name="Table1.A1" office:value-type="string">
            <text:p text:style-name="P1">If the DLL is still not found, then in quiet desperation, IBX will attempt to load the legacy InterBase <text:span text:style-name="T2">gds32.dll </text:span>again using the Windows Search Path.</text:p>
          </table:table-cell>
        </table:table-row>
      </table:table>
      <text:p text:style-name="P1"/>
      <text:p text:style-name="P1">In practice, case 1 above should be used for deployed applications, whilst case 2 is the preferred approach for a development system. Cases 3 and 4 are really attempts to get something to work on a broken system.</text:p>
      <text:h text:style-name="P16" text:outline-level="2"><text:soft-page-break/>Overridding the Firebird Client Library Search Algorithm</text:h>
      <text:p text:style-name="Text_20_body"><text:span text:style-name="T1">The Windows implementation also recognises the <text:s/></text:span><text:span text:style-name="T2">OnGetLibraryName </text:span><text:span text:style-name="T1">event handler.</text:span></text:p>
      <text:p text:style-name="Text_20_body"><text:span text:style-name="T1">In your program, you can create an event handler for the </text:span><text:span text:style-name="T2">OnGetLibraryName</text:span><text:span text:style-name="T1"> event defined in the IBIntf Unit. The event handler should be set in an initialization section and has the type:</text:span></text:p>
      <text:p text:style-name="P2">procedure(var libname: string)</text:p>
      <text:p text:style-name="P1">If present, then the event handler is called before the Firebird Library is loaded and must return the absolute path to Firebird Client Library DLL. IBX will attempt to load this DLL. If it fails then the error is reported but otherwise no further attempt is made. If the FIREBIRD environment variable needs to be set then this must be set by your event hand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1-05-03T15:13:51</meta:creation-date>
    <dc:date>2015-02-25T12:50:45.461690519</dc:date>
    <dc:creator>Tony Whyman</dc:creator>
    <meta:editing-duration>PT1H49M26S</meta:editing-duration>
    <meta:editing-cycles>11</meta:editing-cycles>
    <meta:generator>LibreOffice/4.2.7.2$Linux_X86_64 LibreOffice_project/420m0$Build-2</meta:generator>
    <meta:document-statistic meta:table-count="1" meta:image-count="0" meta:object-count="0" meta:page-count="3" meta:paragraph-count="49" meta:word-count="947" meta:character-count="5877" meta:non-whitespace-character-count="4990"/>
  </office:meta>
</office:document-meta>
</file>